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B00000210B43DA7922DAA2F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a59" officeooo:paragraph-rsid="000a3a59"/>
    </style:style>
    <style:style style:name="P2" style:family="paragraph" style:parent-style-name="Standard">
      <style:text-properties officeooo:paragraph-rsid="000a3a59"/>
    </style:style>
    <style:style style:name="T1" style:family="text">
      <style:text-properties officeooo:rsid="000a3a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omologador: </text:span>Universidad de Sevilla.</text:p>
      <text:p text:style-name="P2"/>
      <text:p text:style-name="P1">Captura de pantalla:</text:p>
      <text:p text:style-name="Standard"/>
      <text:p text:style-name="Standard"><draw:frame draw:style-name="fr1" draw:name="Imagen1" text:anchor-type="char" svg:width="11.07cm" svg:height="11.176cm" draw:z-index="0"><draw:image xlink:href="Pictures/100000000000020B00000210B43DA7922DAA2F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4T16:03:41.687000000</meta:creation-date>
    <dc:date>2021-04-14T16:09:29.779000000</dc:date>
    <meta:editing-duration>PT5M49S</meta:editing-duration>
    <meta:editing-cycles>1</meta:editing-cycles>
    <meta:document-statistic meta:table-count="0" meta:image-count="1" meta:object-count="0" meta:page-count="1" meta:paragraph-count="2" meta:word-count="7" meta:character-count="56" meta:non-whitespace-character-count="51"/>
    <meta:generator>LibreOffice/7.0.1.2$Windows_X86_64 LibreOffice_project/7cbcfc562f6eb6708b5ff7d7397325de9e764452</meta:generator>
  </office:meta>
</office:document-meta>
</file>